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15%" fo:text-align="center" style:justify-single-word="false"/>
    </style:style>
    <style:style style:name="P3" style:family="paragraph" style:parent-style-name="Standard">
      <style:paragraph-properties fo:margin-top="0in" fo:margin-bottom="0in" loext:contextual-spacing="false" fo:line-height="115%" fo:text-align="justify" style:justify-single-word="false"/>
    </style:style>
    <style:style style:name="P4" style:family="paragraph" style:parent-style-name="Standard">
      <style:paragraph-properties fo:margin-top="0in" fo:margin-bottom="0in" loext:contextual-spacing="false" fo:line-height="115%" fo:text-align="center" style:justify-single-word="false"/>
      <style:text-properties fo:font-size="14pt" fo:font-weight="bold" style:font-size-asian="14pt" style:font-weight-asian="bold" style:font-size-complex="14pt"/>
    </style:style>
    <style:style style:name="P5" style:family="paragraph" style:parent-style-name="Standard">
      <style:paragraph-properties fo:margin-top="0in" fo:margin-bottom="0in" loext:contextual-spacing="false" fo:text-align="end" style:justify-single-word="false"/>
    </style:style>
    <style:style style:name="P6" style:family="paragraph" style:parent-style-name="Standard" style:master-page-name="Standard">
      <style:paragraph-properties fo:margin-top="0in" fo:margin-bottom="0in" loext:contextual-spacing="false" fo:line-height="115%" fo:text-align="center" style:justify-single-word="false" style:page-number="1"/>
    </style:style>
    <style:style style:name="P7" style:family="paragraph" style:parent-style-name="Standard">
      <style:paragraph-properties fo:margin-left="0in" fo:margin-right="0in" fo:margin-top="0in" fo:margin-bottom="0in" loext:contextual-spacing="false" fo:line-height="115%" fo:text-align="justify" style:justify-single-word="false" fo:text-indent="0.5in" style:auto-text-indent="false"/>
    </style:style>
    <style:style style:name="P8" style:family="paragraph" style:parent-style-name="Standard">
      <style:paragraph-properties fo:margin-left="0in" fo:margin-right="0in" fo:margin-top="0in" fo:margin-bottom="0in" loext:contextual-spacing="false" fo:line-height="115%" fo:text-align="justify" style:justify-single-word="false" fo:text-indent="0in" style:auto-text-indent="false"/>
    </style:style>
    <style:style style:name="T1" style:family="text">
      <style:text-properties fo:font-size="14pt" fo:font-weight="bold" style:font-size-asian="14pt" style:font-weight-asian="bold" style:font-size-complex="14pt"/>
    </style:style>
    <style:style style:name="T2" style:family="text">
      <style:text-properties fo:font-style="italic" style:font-style-asian="italic"/>
    </style:style>
    <style:style style:name="T3"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Miotła i jej Trixie</text:span></text:p>
      <text:p text:style-name="P4"/>
      <text:p text:style-name="P2">Autor: Rarity</text:p>
      <text:p text:style-name="P2">[Oneshot] [Comedy] [Slice of Life]</text:p>
      <text:p text:style-name="P2"/>
      <text:p text:style-name="P2"/>
      <text:p text:style-name="P7">– Wielka i Potężna Trixie wygra ten konkurs! Stroje innych kucyków nie mają szans przy jej wspaniałym przebraniu – oznajmiła pewna siebie magiczka.</text:p>
      <text:p text:style-name="P3"/>
      <text:p text:style-name="P7">– Jesteś pewna? Z tego, co widzę, przefarbowałaś po prostu pelerynę i kapelusz na granatowo – wyraziła swoje wątpliwości Starlight Glimmer.</text:p>
      <text:p text:style-name="P3"/>
      <text:p text:style-name="P7">– A ty założyłaś prześcieradło i wieniec pogrzebowy.</text:p>
      <text:p text:style-name="P3"/>
      <text:p text:style-name="P7">– To strój starożytnej mieszkanki Kryształowego Królestwa. I ja przynajmniej wyglądam inaczej niż zwykle.</text:p>
      <text:p text:style-name="P3"/>
      <text:p text:style-name="P7">– To jeszcze nie wszystko! Prawdziwa czarownica potrzebuje też kota i latającej miotły. Rarity odmówiła pożyczenia Opal, ale Trixie zaraz zaczaruje tę miotłę i zachwyci całe Ponyville swoją magią. – Niebieska klacz nie traciła pewności siebie. – <text:span text:style-name="T2">Księżniczka</text:span> Twilight będzie musiała uznać wyższość Trixie, wręczając jej nagrodę za pierwsze miejsce.</text:p>
      <text:p text:style-name="P3"/>
      <text:p text:style-name="P7">– Zaczaruje? Zaraz, skąd ty właściwie wzięłaś to zaklęcie?</text:p>
      <text:p text:style-name="P3"/>
      <text:p text:style-name="P7">– Z pałacowej biblioteki, rzecz jasna. Szukałam pod „A” jak „Animalizacja” – mówiąc to, klacz wyciągnęła spod kapelusza świstek papieru i przeczytawszy jego zawartość, zaczęła skupiać swoją magię na leżącej u jej kopyt miotle, też zresztą pochodzącej z wyposażenia pałacu.</text:p>
      <text:p text:style-name="P3"/>
      <text:p text:style-name="P7">– Animalizacja? Żeby miotła latała, wystarczy przecież zaklęcie animizacyjne! Nie chcesz, żeby twój środek transportu zyskał własną wolę – ostrzegła przyjaciółkę Starlight.</text:p>
      <text:p text:style-name="P7"/>
      <text:p text:style-name="P7">Ta jednak już nie słuchała, w pełni koncentrując się na rzucanym zaklęciu. Najwyraźniej lekcje z uczennicą Twilight nie poszły na marne, ponieważ po chwili miotła zaczęła sama się unosić, przysuwając się przy tym przymilnie do swojej nowej pani.</text:p>
      <text:p text:style-name="P3"/>
      <text:p text:style-name="P7">– Ha! Pomysłowa i Utalentowana Trixie jest teraz prawdziwą czarownicą. Spójrz tylko, jak lata – powiedziała niebieska klacz, sadowiąc się na miotle, która usłużnie ustawiła się na dogodnej dla niej wysokości.</text:p>
      <text:p text:style-name="P3"><text:soft-page-break/></text:p>
      <text:p text:style-name="P7">– Czekaj! Ta miotła może być niebezpieczna, nie wiadomo, co jej strzeli do… styliska.</text:p>
      <text:p text:style-name="P3"/>
      <text:p text:style-name="P7">– Po prostu zazdrościsz Trixie przebrania. Widzimy się na rozdaniu nagród! Trixie pomacha do ciebie ze sceny. – Magiczka pochyliła się nad miotłą, po czym wyszeptała: – Leć mała, leć do ratusza. Niech wszystkie kucyki ujrzą naszą niesamowitość.</text:p>
      <text:p text:style-name="P3"/>
      <text:p text:style-name="P7">Miotła, posłuszna poleceniu swojej pani, wzniosła się na kilka metrów i zaczęła lecieć w kierunku centrum miasteczka. Zachwycona Trixie napawała się łopotem swojej peleryny i szumem wiatru w uszach. Po chwili, ośmielona, zaczęła machać zebranym w dole kucykom, które w efekcie pokazywały ją sobie kopytkami. Bardzo z siebie zadowolona Trixie obleciała wokoło kopułę ratusza, po czym postanowiła odwiedzić swoją ulubioną księżniczkę. Dlatego też rozkazała:</text:p>
      <text:p text:style-name="P3"/>
      <text:p text:style-name="P7">– Na zamek, miotełko! Pokażemy tej Twilight Sparkle, że Trixie też zna się na czarach.</text:p>
      <text:p text:style-name="P3"/>
      <text:p text:style-name="P7">Tym razem jednak miotła miała nieco inne zdanie na temat kierunku, w którym powinny się udać. Najwyraźniej nie miała ochoty lecieć do swojego dawnego domu, nie dając się nakierować i ciągle zmieniając kierunek. Być może bała się powrotu do schowka albo chciała uniknąć ciężkiej pracy, jaką było zamiatanie ciągnących się kilometrami kryształowych korytarzy.</text:p>
      <text:p text:style-name="P3"/>
      <text:p text:style-name="P7">W efekcie tych zmagań, Trixie wraz ze swoim opornym wierzchowcem zbliżyła się do Cukrowego Kącika, a konkretnie do osadzonych na jego szczycie świeczek, których z okazji obchodzonego święta było nawet więcej niż zwykle. Z racji wiejącego wiatru, ich płomienie tańczyły w różnych kierunkach, stwarzając tym samym zagrożenie dla niedoświadczonych lotników.</text:p>
      <text:p text:style-name="P3"/>
      <text:p text:style-name="P7">– Uważaj, miotełko! – wykrzyczała ostrzeżenie Trixie, gdy rózgi stanowiące zakończenie narzędzia znalazły się niebezpiecznie blisko ognia.</text:p>
      <text:p text:style-name="P7"/>
      <text:p text:style-name="P7">Zaowocowało to nagłym zwrotem kija i utratą równowagi przez dosiadającą go klacz. Na szczęście, miotła najwyraźniej polubiła jednorożca, ponieważ szybko przesunęła się i pomogła odzyskać mu stabilną pozycję. Następnie zaś skierowała się na południowy wschód, w stronę nieodległego lasu Everfree.</text:p>
      <text:p text:style-name="P3"/>
      <text:p text:style-name="P7">– Zaraz, gdzie ty lecisz?! Wracaj! Miałam olśnić tłumy w miasteczku, nie dać się pożreć hydrze. Jeszcze nie wszyscy widzieli mój strój! – wykrzykiwała Trixie, trzymając się kurczowo trzonka ciągle przyspieszającej miotły.</text:p>
      <text:p text:style-name="P7"/>
      <text:p text:style-name="P7">Ta jednak nic nie robiła sobie z protestów swojej pani, nieubłaganie zbliżając się do ściany drzew. Najwidoczniej kierowała nią nostalgia, ponieważ po minięciu granicy puszczy wyraźnie obniżyła lot i zwolniła, jakby rozkoszując się atmosferą rodzinnych stron.</text:p>
      <text:p text:style-name="P7"/>
      <text:p text:style-name="P7">Po chwili, najwyraźniej zapomniawszy o niedawnej przygodzie, zaczęła radośnie kręcić się między drzewami, po raz kolejny zmuszając swojego jeźdźca do wzmocnienia chwytu. Mimo towarzyszącego jej niepokoju, Trixie wykorzystała tę sytuację do rozejrzenia się – nie co dzień w końcu miała okazję do podziwiania nocą owianego złą sławą lasu. Oględziny te przyniosły zaskakujące dla niej rezultaty: puszcza okazała się co prawda dość niepokojąca, ale równocześnie niezwykle piękna. Rozlegały się w niej odgłosy nocnego życia rozmaitych stworzeń, a świecący jasno księżyc odkrywał przed oczami klaczy kolejne urokliwe zakamarki lasu, takie jak wielki porośnięty mchem głaz czy na wpół przewrócone drzewo ze zwieszającymi się z niego pnączami.</text:p>
      <text:p text:style-name="P3"/>
      <text:p text:style-name="P7">Miotełce też najwyraźniej spodobał się otaczający ją krajobraz, ponieważ jeszcze bardziej obniżyła lot, utrzymując się mniej więcej na wysokości głowy przeciętnego kucyka. Cała ta niespodziewana wycieczka zaczęła sprawiać przyjemność klaczy, która nieco się rozluźniła i z większą śmiałością rozglądała się po otaczającej ją puszczy. Przyszło jej też na myśl, że być może kucyki wyolbrzymiały nieco straszne opowieści o Everfree.</text:p>
      <text:p text:style-name="P3"/>
      <text:p text:style-name="P7">– Skoro wszyscy tak bardzo boją się tego lasu, a Trixie weszła do niego sama… </text:p>
      <text:p text:style-name="P7"><text:soft-page-break/></text:p>
      <text:p text:style-name="P7">Jednorożec nie zdążył dokończyć myśli, gdyż tuż za nim rozległ się głośny ryk. Zaraz po nim nastąpiło machnięcie wielką łapą, które prawie strąciło lecącą leniwie miotłę. Jedynie dzięki jej dobremu refleksowi udało się uniknąć spotkania z pazurami oraz ich właścicielką – młodą, ale już dość mocno wyrośniętą mantykorą.</text:p>
      <text:p text:style-name="P3"/>
      <text:p text:style-name="P7">– Niedobry kotek! – zabrzmiał skądś cichy, lecz stanowczy głos. – Nie wolno bawić się kucykami!</text:p>
      <text:p text:style-name="P7"/>
      <text:p text:style-name="P7">Zza mantykory wyłoniła się żółta klacz, niosąca na swym grzbiecie małego, białego i wyraźnie niezadowolonego z sytuacji króliczka. Trzymał on w łapkach grubą książkę i niecierpliwie uderzał tylną łapką w grzbiet kucyka.</text:p>
      <text:p text:style-name="P3"/>
      <text:p text:style-name="P7">– Spokojnie, Angel. Nie możemy przecież pozwolić, żeby Clawie kogoś wystraszyła.</text:p>
      <text:p text:style-name="P3"/>
      <text:p text:style-name="P7">– Dzielna i Nieustraszona Trixie wcale się nie boi! – wypowiedziała nieco drżącym głosem początkująca czarownica. – Trixie pilnuje, by potwory z lasu Everfree nie pożarły dziś żadnego kucyka. W taką noc jak ta trzeba na nie szczególnie uważać.</text:p>
      <text:p text:style-name="P3"/>
      <text:p text:style-name="P7">– Jak możesz tak mówić? – stanęła w obronie swoich futrzastych przyjaciół Fluttershy. – Clawie nikogo by nie skrzywdziła, ona chciała się tylko pobawić. Bardzo lubi polować na latające przedmioty, dlatego też próbowała złapać ciebie i twoją… miotłę?</text:p>
      <text:p text:style-name="P7"/>
      <text:p text:style-name="P7">Wspomniany przedmiot lewitował tymczasem kilkadziesiąt centymetrów nad ziemią, najwyraźniej z uwagą przysłuchując się rozmowie. Na pytanie pegaza zareagował, poruszając witkami na podobieństwo merdającego ogonem psa.</text:p>
      <text:p text:style-name="P3"/>
      <text:p text:style-name="P7">– Wielka i Potężna Trixie nie ufa skrzydłom! Trixie jest wierna tradycji i woli latać na miotle. – Klacz wyprostowała się dumnie i poprawiła nieco przechylony na skutek niedawnych akrobacji kapelusz.</text:p>
      <text:p text:style-name="P3"/>
      <text:p text:style-name="P7">– Rozumiem… – odpowiedziała niepewnie jej rozmówczyni.</text:p>
      <text:p text:style-name="P7"/>
      <text:p text:style-name="P7">Siedzący na jej grzbiecie królik zaczął tymczasem ciągnąć ją za kosmyk grzywy.</text:p>
      <text:p text:style-name="P7"/>
      <text:p text:style-name="P7">– Już, Angel, już idziemy. – Klacz zwróciła się do jednorożca: – Wybacz, ale obiecałam moim leśnym przyjaciołom, że poczytam im dzisiaj straszne historie. Nie przepadam wprawdzie za Nocą Koszmarów, ale nie mogłam odmówić ich prośbie, prawda?</text:p>
      <text:p text:style-name="P3"/>
      <text:p text:style-name="P7">Odpowiedzi na to pytanie udzielił Angel, stanowczym gestem łapki wskazując przed siebie. Posłuszna nakazowi Fluttershy ruszyła naprzód, posyłając ostatni, delikatny uśmiech w stronę Trixie. Ta zaś zaczęła zastanawiać się, jak dobrze wykorzystać tak rozpoczętą noc, przy okazji udowadniając swoją wyższość nad Twilight Sparkle i równocześnie unikając spotkania z zamieszkującą Everfree Małą Niedźwiedzicą. Rozmyślania przerwała jej miotła, która najwyraźniej nie miała takich dylematów i niezbyt szybko, ale stanowczo ruszyła w kierunku znajdującej się nieopodal grupy skał.</text:p>
      <text:p text:style-name="P3"/>
      <text:p text:style-name="P7">– Poczekaj! Wielka i Potężna Trixie nie podjęła jeszcze decyzji – zaprotestowała klacz.</text:p>
      <text:p text:style-name="P3"><text:soft-page-break/></text:p>
      <text:p text:style-name="P7">Na te słowa jej wierzchowiec zatrzymał się i zaczął kręcić się w kółko, wyrażając tym samym swoje zniecierpliwienie. Tymczasem jednorożec rozejrzał się po lesie i zauważył w oddali światła miasteczka, które natychmiast przypomniały mu o konkursie:</text:p>
      <text:p text:style-name="P3"/>
      <text:p text:style-name="P7">– Trixie musi wracać do Ponyville, tam czeka na nią nagroda za najlepszy kostium. Trixie nie może dać księżniczce tej satysfakcji i przegapić ogłoszenia wyników.</text:p>
      <text:p text:style-name="P3"/>
      <text:p text:style-name="P7">Miotła zareagowała na te słowa lekkim potrząśnięciem witkami, przywodzącym na myśl kręcenie głową.</text:p>
      <text:p text:style-name="P3"/>
      <text:p text:style-name="P7">– Co? Nie chcesz lecieć do Ponyville?</text:p>
      <text:p text:style-name="P3"/>
      <text:p text:style-name="P7">Ponowne potrząśnięcie.</text:p>
      <text:p text:style-name="P3"/>
      <text:p text:style-name="P7">– Ale Trixie musi się tam znaleźć! Co powiesz na taką umowę: ty zabierzesz Trixie do miasteczka, a po odebraniu nagrody Trixie pozwoli ci zadecydować, gdzie polecimy.</text:p>
      <text:p text:style-name="P3"/>
      <text:p text:style-name="P7">Ta propozycja przypadła do gustu miotle, która zwróciła się przodem ku Ponyville i podjęła lot w jego stronę. Zbliżając się do ratusza, Trixie rozpoznała magicznie wzmocniony głos Twilight Sparkle:</text:p>
      <text:p text:style-name="P3"/>
      <text:p text:style-name="P7">– Najwyższe miejsce na podium zajmuje zaś Starlight Glimmer za wyjątkowo wierny kostium dawnej mieszkanki Kryształowego Królestwa! Zwróćcie proszę uwagę na te detale i dopasowaną do stroju fryzurę. <text:span text:style-name="T2">Nie podróżowałaś chyba w czasie, żeby zdobyć to przebranie?</text:span> – szeptem upewniła się księżniczka.</text:p>
      <text:p text:style-name="P3"/>
      <text:p text:style-name="P7">– Nie, no coś ty… – odpowiedziała jej uczennica z nieco krzywym uśmiechem. – Po prostu przestudiowałam uważnie książkę, którą mi poleciłaś. No, ewentualnie poprosiłam Cadance o małą wycieczkę po Kryształowym Pałacu. Wiesz, że pełen jest portretów dawnych władców Królestwa.</text:p>
      <text:p text:style-name="P3"/>
      <text:p text:style-name="P2">* * *</text:p>
      <text:p text:style-name="P3"/>
      <text:p text:style-name="P7">– Jakim cudem Trixie zajęła dopiero trzecie miejsce? Nikt inny nie miał zaklętej miotły! – z niedowierzaniem spytała przyjaciółki niebieska klacz.</text:p>
      <text:p text:style-name="P3"/>
      <text:p text:style-name="P7">– Ale czarownice tak naprawdę nigdy nie latały na miotłach. A wiesz przecież, jak Twilight dba o poprawność historyczną. Nie mówiąc już o tym, że nikt inny nie okradł jej pałacu z wyposażenia…</text:p>
      <text:p text:style-name="P3"/>
      <text:p text:style-name="P7">– Trixie nie dokonała kradzieży, Trixie zwróciła miotle wolność! – Tutaj klacz odwróciła się, by po raz ostatni pomachać odlatującej w stronę lasu Everfree towarzyszce niedawnych przygód. – Poza tym, <text:span text:style-name="T2">księżniczkę </text:span>Twilight stać chyba na nową miotłę?</text:p>
      <text:p text:style-name="P7"><text:soft-page-break/></text:p>
      <text:p text:style-name="P7"/>
      <text:p text:style-name="P7"/>
      <text:p text:style-name="P8">Ilustracje: <text:a xlink:type="simple" xlink:href="https://plainoasis.deviantart.com/art/Novice-witch-712268503" text:style-name="Internet_20_link" text:visited-style-name="Visited_20_Internet_20_Link"><text:span text:style-name="T3">1</text:span></text:a>, <text:a xlink:type="simple" xlink:href="https://aerthmanolo.deviantart.com/art/Broom-levitation-trick-712739251?ga_submit_new=10%3A1509499844" text:style-name="Internet_20_link" text:visited-style-name="Visited_20_Internet_20_Link"><text:span text:style-name="T3">2</text:span></text:a>, <text:a xlink:type="simple" xlink:href="https://gray--day.deviantart.com/art/Happy-Nightmare-Night-643203291" text:style-name="Internet_20_link" text:visited-style-name="Visited_20_Internet_20_Link"><text:span text:style-name="T3">3</text:span></text:a>, <text:a xlink:type="simple" xlink:href="https://bronyhands.deviantart.com/art/Trixie-in-the-Nightmare-Night-567374544" text:style-name="Internet_20_link" text:visited-style-name="Visited_20_Internet_20_Link"><text:span text:style-name="T3">4</text:span></text:a>, <text:a xlink:type="simple" xlink:href="https://derpibooru.org/839693?q=trixie%2C+grin" text:style-name="Internet_20_link" text:visited-style-name="Visited_20_Internet_20_Link"><text:span text:style-name="T3">5</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style:style>
    <style:style style:name="MP2" style:family="paragraph" style:parent-style-name="Standard">
      <style:paragraph-properties fo:margin-top="0in" fo:margin-bottom="0in" loext:contextual-spacing="false" fo:text-align="end" style:justify-single-word="false"/>
    </style:style>
    <style:page-layout style:name="Mpm1">
      <style:page-layout-properties fo:page-width="8.2681in" fo:page-height="11.6929in" style:num-format="1" style:print-orientation="portrait" fo:margin-top="0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style:header>
      <style:footer>
        <text:p text:style-name="MP2"><text:page-number text:select-page="current">5</text:page-number></text:p>
      </style:footer>
    </style:master-page>
    <style:master-page style:name="First_20_Page" style:display-name="First Page" style:page-layout-name="Mpm2" style:next-style-name="Standard">
      <style:header>
        <text:p text:style-name="MP1"/>
      </style:header>
      <style:footer>
        <text:p text:style-name="MP2"/>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5" meta:paragraph-count="55" meta:word-count="1450" meta:character-count="10311" meta:non-whitespace-character-count="8854"/>
    <meta:generator>LibreOfficeDev/5.1.0.3$Linux_X86_64 LibreOffice_project/</meta:generator>
  </office:meta>
</office:document-meta>
</file>